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ar artdeco-typography-sans" svg:font-family="'var artdeco-typography-sans'"/>
  </office:font-face-decls>
  <office:automatic-styles>
    <style:style style:name="P1" style:family="paragraph" style:parent-style-name="Heading_20_4">
      <style:text-properties officeooo:rsid="0013a624" officeooo:paragraph-rsid="0013a624"/>
    </style:style>
    <style:style style:name="P2" style:family="paragraph" style:parent-style-name="Heading_20_2">
      <style:paragraph-properties fo:orphans="2" fo:widows="2" fo:padding="0in" fo:border="none"/>
    </style:style>
    <style:style style:name="P3" style:family="paragraph" style:parent-style-name="Heading_20_2">
      <style:paragraph-properties fo:orphans="2" fo:widows="2" fo:padding="0in" fo:border="none"/>
      <style:text-properties fo:font-variant="normal" fo:text-transform="none" style:font-name="apple-system" fo:font-size="12pt" fo:letter-spacing="normal" fo:font-style="normal" fo:font-weight="normal" loext:padding="0in" loext:border="none"/>
    </style:style>
    <style:style style:name="P4" style:family="paragraph" style:parent-style-name="Heading_20_3">
      <style:paragraph-properties fo:orphans="2" fo:widows="2" fo:padding="0in" fo:border="none"/>
      <style:text-properties fo:font-variant="normal" fo:text-transform="none" style:font-name="apple-system" fo:font-size="12pt" fo:letter-spacing="normal" fo:font-style="normal" fo:font-weight="normal" loext:padding="0in" loext:border="none"/>
    </style:style>
    <style:style style:name="P5" style:family="paragraph" style:parent-style-name="Standard">
      <style:text-properties officeooo:rsid="0013a624" officeooo:paragraph-rsid="0013a624"/>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margin-top="0in" fo:margin-bottom="0in" style:contextual-spacing="false" fo:padding="0in" fo:border="none"/>
    </style:style>
    <style:style style:name="P8" style:family="paragraph" style:parent-style-name="Text_20_body">
      <style:paragraph-properties fo:margin-top="0in" fo:margin-bottom="0in" style:contextual-spacing="false"/>
      <style:text-properties fo:font-variant="normal" fo:text-transform="none" style:font-name="apple-system" fo:font-size="12pt" fo:letter-spacing="normal" fo:font-style="normal" fo:font-weight="normal" fo:background-color="#ffffff" loext:padding="0in" loext:border="none"/>
    </style:style>
    <style:style style:name="P9" style:family="paragraph" style:parent-style-name="Text_20_body">
      <style:paragraph-properties fo:orphans="2" fo:widows="2"/>
      <style:text-properties fo:font-variant="normal" fo:text-transform="none" style:font-name="apple-system" fo:font-size="12pt" fo:letter-spacing="normal" fo:font-style="normal" fo:font-weight="normal" fo:background-color="#ffffff" loext:padding="0in" loext:border="none"/>
    </style:style>
    <style:style style:name="P10" style:family="paragraph" style:parent-style-name="Text_20_body">
      <style:paragraph-properties fo:margin-top="0in" fo:margin-bottom="0in" style:contextual-spacing="false" fo:orphans="2" fo:widows="2"/>
      <style:text-properties fo:font-variant="normal" fo:text-transform="none" style:font-name="apple-system" fo:font-size="12pt" fo:letter-spacing="normal" fo:font-style="normal" fo:font-weight="normal" fo:background-color="#ffffff" loext:padding="0in" loext:border="none"/>
    </style:style>
    <style:style style:name="P1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apple-system" fo:font-size="12pt" fo:letter-spacing="normal" fo:font-style="normal" fo:font-weight="normal" fo:background-color="#ffffff" loext:padding="0in" loext:border="none"/>
    </style:style>
    <style:style style:name="P12" style:family="paragraph" style:parent-style-name="Text_20_body">
      <style:paragraph-properties fo:margin-top="0in" fo:margin-bottom="0in" style:contextual-spacing="false"/>
      <style:text-properties fo:font-variant="normal" fo:text-transform="none" style:font-name="apple-system" fo:font-size="12pt" fo:letter-spacing="normal" fo:font-style="normal" fo:font-weight="normal" officeooo:paragraph-rsid="0013a624" fo:background-color="#ffffff" loext:padding="0in" loext:border="none"/>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apple-system" fo:font-size="12pt" fo:letter-spacing="normal" fo:font-style="normal" fo:font-weight="normal" fo:background-color="#ffffff" style:font-name-asian="apple-system" style:font-size-asian="12pt" style:font-style-asian="normal" style:font-weight-asian="normal" style:font-name-complex="apple-system" style:font-size-complex="12pt" style:font-style-complex="normal" style:font-weight-complex="normal" loext:padding="0in" loext:border="none"/>
    </style:style>
    <style:style style:name="P14" style:family="paragraph" style:parent-style-name="Text_20_body">
      <style:paragraph-properties fo:margin-top="0in" fo:margin-bottom="0in" style:contextual-spacing="false"/>
      <style:text-properties fo:font-variant="normal" fo:text-transform="none" style:font-name="apple-system" fo:font-size="12pt" fo:letter-spacing="normal" fo:font-style="normal" fo:font-weight="normal" fo:background-color="#ffffff" style:font-name-asian="apple-system" style:font-size-asian="12pt" style:font-style-asian="normal" style:font-weight-asian="normal" style:font-name-complex="apple-system" style:font-size-complex="12pt" style:font-style-complex="normal" style:font-weight-complex="normal" loext:padding="0in" loext:border="none"/>
    </style:style>
    <style:style style:name="P15" style:family="paragraph" style:parent-style-name="Text_20_body">
      <style:paragraph-properties fo:margin-left="0in" fo:margin-right="0in" fo:orphans="2" fo:widows="2" fo:text-indent="0in" style:auto-text-indent="false" fo:padding="0in" fo:border="none"/>
      <style:text-properties fo:font-variant="normal" fo:text-transform="none" style:font-name="apple-system" fo:font-size="12pt" fo:letter-spacing="normal" fo:font-style="normal" fo:font-weight="normal" loext:padding="0in" loext:border="none"/>
    </style:style>
    <style:style style:name="P16" style:family="paragraph" style:parent-style-name="Text_20_body">
      <style:paragraph-properties fo:orphans="2" fo:widows="2" fo:padding="0in" fo:border="none"/>
      <style:text-properties fo:font-variant="normal" fo:text-transform="none" style:font-name="apple-system" fo:font-size="12pt" fo:letter-spacing="normal" fo:font-style="normal" fo:font-weight="normal" loext:padding="0in" loext:border="none"/>
    </style:style>
    <style:style style:name="P17" style:family="paragraph" style:parent-style-name="Text_20_body">
      <style:paragraph-properties fo:margin-top="0in" fo:margin-bottom="0in" style:contextual-spacing="false" fo:padding="0in" fo:border="none"/>
      <style:text-properties fo:font-variant="normal" fo:text-transform="none" style:font-name="apple-system" fo:font-size="12pt" fo:letter-spacing="normal" fo:font-style="normal" fo:font-weight="normal" loext:padding="0in" loext:border="none"/>
    </style:style>
    <style:style style:name="P18" style:family="paragraph" style:parent-style-name="Text_20_body">
      <style:paragraph-properties fo:margin-top="0in" fo:margin-bottom="0in" style:contextual-spacing="false"/>
      <style:text-properties fo:font-variant="normal" fo:text-transform="none" style:font-name="apple-system" fo:font-size="12pt" fo:letter-spacing="normal" fo:font-style="normal" style:text-underline-style="solid" style:text-underline-width="auto" style:text-underline-color="font-color" fo:font-weight="normal" fo:background-color="#ffffff" loext:padding="0in" loext:border="none"/>
    </style:style>
    <style:style style:name="P19" style:family="paragraph" style:parent-style-name="Text_20_body" style:list-style-name="L1">
      <style:paragraph-properties fo:margin-top="0in" fo:margin-bottom="0in" style:contextual-spacing="false" fo:orphans="2" fo:widows="2" fo:padding="0in" fo:border="none"/>
    </style:style>
    <style:style style:name="P20" style:family="paragraph" style:parent-style-name="Text_20_body">
      <style:paragraph-properties fo:margin-left="0in" fo:margin-right="0in" fo:margin-top="0in" fo:margin-bottom="0in" style:contextual-spacing="false" fo:orphans="2" fo:widows="2" fo:text-indent="0in" style:auto-text-indent="false"/>
    </style:style>
    <style:style style:name="P21" style:family="paragraph" style:parent-style-name="Text_20_body">
      <style:paragraph-properties fo:margin-top="0in" fo:margin-bottom="0in" style:contextual-spacing="false" fo:orphans="2" fo:widows="2"/>
    </style:style>
    <style:style style:name="P22" style:family="paragraph" style:parent-style-name="Text_20_body">
      <style:paragraph-properties fo:margin-top="0in" fo:margin-bottom="0in" style:contextual-spacing="false"/>
      <style:text-properties officeooo:paragraph-rsid="0013a624"/>
    </style:style>
    <style:style style:name="T1" style:family="text">
      <style:text-properties officeooo:rsid="0013a624"/>
    </style:style>
    <style:style style:name="T2"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ffffff" loext:char-shading-value="0" loext:padding="0in" loext:border="none"/>
    </style:style>
    <style:style style:name="T3"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ffffff" loext:char-shading-value="0" style:font-name-asian="apple-system" style:font-size-asian="12pt" style:font-style-asian="normal" style:font-weight-asian="normal" style:font-name-complex="apple-system" style:font-size-complex="12pt" style:font-style-complex="normal" style:font-weight-complex="normal" loext:padding="0in" loext:border="none"/>
    </style:style>
    <style:style style:name="T4" style:family="text">
      <style:text-properties fo:font-variant="normal" fo:text-transform="none" style:font-name="apple-system" fo:font-size="12pt" fo:letter-spacing="normal" fo:font-style="normal" style:text-underline-style="solid" style:text-underline-width="auto" style:text-underline-color="font-color" fo:font-weight="normal" officeooo:rsid="0013a624" fo:background-color="#ffffff" loext:char-shading-value="0" loext:padding="0in" loext:border="none"/>
    </style:style>
    <style:style style:name="T5" style:family="text">
      <style:text-properties fo:font-variant="normal" fo:text-transform="none" style:font-name="apple-system" fo:font-size="12pt" fo:letter-spacing="normal" fo:font-style="normal" fo:font-weight="normal" fo:background-color="#ffffff" loext:char-shading-value="0" loext:padding="0in" loext:border="none"/>
    </style:style>
    <style:style style:name="T6" style:family="text">
      <style:text-properties fo:font-variant="normal" fo:text-transform="none" style:font-name="apple-system" fo:font-size="12pt" fo:letter-spacing="normal" fo:font-style="normal" fo:font-weight="normal" officeooo:rsid="0013a624" fo:background-color="#ffffff" loext:char-shading-value="0" loext:padding="0in" loext:border="none"/>
    </style:style>
    <style:style style:name="T7" style:family="text">
      <style:text-properties loext:padding="0in" loext:border="none"/>
    </style:style>
    <style:style style:name="T8" style:family="text">
      <style:text-properties style:font-name="var artdeco-typography-sans"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Job offer 2</text:p>
      <text:p text:style-name="P5"/>
      <text:h text:style-name="P1" text:outline-level="4"><text:bookmark text:name="ember272"/><text:a xlink:type="simple" xlink:href="https://www.linkedin.com/jobs/view/3713882137/?alternateChannel=search&amp;refId=W9VZarn%2B3EbOMofeBPbWOA%3D%3D&amp;trackingId=ib%2FBDHJekQTEkkK72NIBug%3D%3D&amp;trk=d_flagship3_search_srp_jobs" text:style-name="Internet_20_link" text:visited-style-name="Visited_20_Internet_20_Link"><text:span text:style-name="T2">Junior Full Stack Web Developer</text:span></text:a></text:h>
      <text:p text:style-name="P9">BeTechnology Group · <text:s/>Cambridge, <text:span text:style-name="T1">England</text:span>, <text:span text:style-name="T1">Great-Britain</text:span> <text:span text:style-name="T1">4 days ago</text:span>  · 53 candidat<text:span text:style-name="T1">e</text:span>s</text:p>
      <text:list xml:id="list291793086" text:style-name="L1">
        <text:list-item>
          <text:p text:style-name="P19"><text:a xlink:type="simple" xlink:href="https://www.linkedin.com/jobs/search/?currentJobId=3713882137&amp;keywords=junior%20web%20developer&amp;originalSubdomain=uk#SALARY" office:target-frame-name="_self" xlink:show="replace" text:style-name="Internet_20_link" text:visited-style-name="Visited_20_Internet_20_Link"><text:span text:style-name="T2">25 000 £/</text:span></text:a><text:a xlink:type="simple" xlink:href="https://www.linkedin.com/jobs/search/?currentJobId=3713882137&amp;keywords=junior%20web%20developer&amp;originalSubdomain=uk#SALARY" office:target-frame-name="_self" xlink:show="replace" text:style-name="Internet_20_link" text:visited-style-name="Visited_20_Internet_20_Link"><text:span text:style-name="T4">year</text:span></text:a><text:a xlink:type="simple" xlink:href="https://www.linkedin.com/jobs/search/?currentJobId=3713882137&amp;keywords=junior%20web%20developer&amp;originalSubdomain=uk#SALARY" office:target-frame-name="_self" xlink:show="replace" text:style-name="Internet_20_link" text:visited-style-name="Visited_20_Internet_20_Link"><text:span text:style-name="T2"> - 30 000 £/</text:span></text:a><text:a xlink:type="simple" xlink:href="https://www.linkedin.com/jobs/search/?currentJobId=3713882137&amp;keywords=junior%20web%20developer&amp;originalSubdomain=uk#SALARY" office:target-frame-name="_self" xlink:show="replace" text:style-name="Internet_20_link" text:visited-style-name="Visited_20_Internet_20_Link"><text:span text:style-name="T4">y</text:span></text:a><text:span text:style-name="T4">ear</text:span><text:span text:style-name="T5"> · </text:span><text:span text:style-name="T6">Full time</text:span><text:span text:style-name="T5"> · </text:span><text:span text:style-name="T6">First position</text:span></text:p>
        </text:list-item>
      </text:list>
      <text:h text:style-name="P2" text:outline-level="2"><text:bookmark text:name="ember279"/><text:a xlink:type="simple" xlink:href="https://www.linkedin.com/jobs/view/3713882137/?alternateChannel=search&amp;refId=W9VZarn%2B3EbOMofeBPbWOA%3D%3D&amp;trackingId=ib%2FBDHJekQTEkkK72NIBug%3D%3D&amp;trk=d_flagship3_search_srp_jobs" text:style-name="Internet_20_link" text:visited-style-name="Visited_20_Internet_20_Link"><text:span text:style-name="T3">Junior Full Stack Web Developer</text:span></text:a></text:h>
      <text:section text:style-name="Sect1" text:name="job-details">
        <text:p text:style-name="P6"><draw:frame draw:style-name="fr1" draw:name="Frame5" text:anchor-type="char" svg:width="0.0161in" draw:z-index="0"><draw:text-box fo:min-height="0.0161in"><text:p text:style-name="Text_20_body">Voir plus d’options</text:p></draw:text-box></draw:frame><text:span text:style-name="T2">Role</text:span><text:span text:style-name="T5">: Junior Web Developer</text:span></text:p>
        <text:p text:style-name="P7"/>
        <text:p text:style-name="P6"><text:span text:style-name="Strong_20_Emphasis"><text:span text:style-name="T2">Location</text:span></text:span><text:span text:style-name="Strong_20_Emphasis"><text:span text:style-name="T5">:</text:span></text:span><text:span text:style-name="T5"> Cambridgeshire - On site during probationary period</text:span></text:p>
        <text:p text:style-name="P7"/>
        <text:p text:style-name="P6"><text:span text:style-name="Strong_20_Emphasis"><text:span text:style-name="T2">Salary</text:span></text:span><text:span text:style-name="Strong_20_Emphasis"><text:span text:style-name="T5">:</text:span></text:span><text:span text:style-name="T5"> £25,000 - £30,000</text:span></text:p>
        <text:p text:style-name="P7"/>
        <text:p text:style-name="P8">My client is actively looking to welcome a Junior Web Developer into their team. This role involves engaging in a diverse range of web development projects and collaborating closely with our team members to deliver high-quality software solutions.</text:p>
        <text:p text:style-name="P7"/>
        <text:p text:style-name="P18">Primary Duties:</text:p>
        <text:p text:style-name="P7"/>
        <text:p text:style-name="P8">Create and maintain websites and web applications.</text:p>
        <text:p text:style-name="P7"/>
        <text:p text:style-name="P8">Work alongside project managers and fellow developers on various projects.</text:p>
        <text:p text:style-name="P7"/>
        <text:p text:style-name="P8">Produce clean, efficient, and well-documented code.</text:p>
        <text:p text:style-name="P7"/>
        <text:p text:style-name="P8">Contribute to the design and architecture of new projects.</text:p>
        <text:p text:style-name="P7"/>
        <text:p text:style-name="P8">Ensure timely project delivery while maintaining the highest standards.</text:p>
        <text:p text:style-name="P7"/>
        <text:p text:style-name="P12">Provide technical support for existing applications.</text:p>
        <text:p text:style-name="P12"/>
        <text:p text:style-name="P22"><text:span text:style-name="T5">Requirements: Hold a degree in a Computer Science-related field or an equivalent qualification.</text:span></text:p>
        <text:p text:style-name="P7"/>
        <text:p text:style-name="P8">Demonstrate strong organisational and communication skills.</text:p>
        <text:p text:style-name="P7"/>
        <text:p text:style-name="P8">Possess self-motivation and a strong determination to excel.</text:p>
        <text:p text:style-name="P7"/>
        <text:p text:style-name="P6"><text:span text:style-name="T5">Have knowledge of or a keen interest in ASP.NET, HTML, CSS, JavaScript, and MySQL/MSSQL.</text:span></text:p>
        <text:p text:style-name="P8">Be a team player with the ability to take on responsibilities confidently.Additional Benefits:</text:p>
        <text:p text:style-name="P7"><text:soft-page-break/></text:p>
        <text:p text:style-name="P8">Initial allocation of 22 days of annual leave plus bank holidays.</text:p>
        <text:p text:style-name="P7"/>
        <text:p text:style-name="P8">Standard Pension contribution.</text:p>
        <text:p text:style-name="P7"/>
        <text:p text:style-name="P8">Health Care coverage.</text:p>
        <text:p text:style-name="P7"/>
        <text:p text:style-name="P8">Paid maternity/family leave.</text:p>
        <text:p text:style-name="P7"/>
        <text:p text:style-name="P8">Onsite parking for your convenience.</text:p>
        <text:p text:style-name="P7"/>
        <text:p text:style-name="P8">Nearby amenities within a short walking distance.</text:p>
        <text:p text:style-name="P7"/>
        <text:p text:style-name="P8">Access to breakout areas with amenities like a dartboard, table tennis table, and smart TVs.If you're a Junior or a recent Graduate with an interest in Full Stack Development and you're interested in this position, please share your updated CV along with your salary expectations for immediate consideration.</text:p>
        <text:p text:style-name="P7"/>
        <text:p text:style-name="P8">Keywords: Junior Developer, Junior Web Developer, Junior Full Stack Developer, Web Developer, Full Stack Developer, Software Developer, Junior Software Developer, ASP.NET, C#, HTML, CSS, JavaScript, MySQl, MSSQL.</text:p>
        <text:p text:style-name="P17"/>
      </text:section>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ar artdeco-typography-sans" svg:font-family="'var artdeco-typography-san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10:56:33.268850351</meta:creation-date>
    <dc:date>2023-09-11T11:00:43.779199475</dc:date>
    <meta:editing-duration>PT4M11S</meta:editing-duration>
    <meta:editing-cycles>1</meta:editing-cycles>
    <meta:document-statistic meta:table-count="0" meta:image-count="0" meta:object-count="0" meta:page-count="2" meta:paragraph-count="30" meta:word-count="306" meta:character-count="2109" meta:non-whitespace-character-count="1832"/>
    <meta:generator>LibreOffice/7.3.7.2$Linux_X86_64 LibreOffice_project/30$Build-2</meta:generator>
  </office:meta>
</office:document-meta>
</file>